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3" style:family="table">
      <style:table-properties style:width="14.596cm" fo:margin-left="0.018cm" fo:margin-right="0.035cm" table:align="margins" style:writing-mode="lr-tb"/>
    </style:style>
    <style:style style:name="Tabela3.A" style:family="table-column">
      <style:table-column-properties style:column-width="7.123cm" style:rel-column-width="31979*"/>
    </style:style>
    <style:style style:name="Tabela3.B" style:family="table-column">
      <style:table-column-properties style:column-width="0.665cm" style:rel-column-width="2985*"/>
    </style:style>
    <style:style style:name="Tabela3.C" style:family="table-column">
      <style:table-column-properties style:column-width="6.809cm" style:rel-column-width="30571*"/>
    </style:style>
    <style:style style:name="Tabela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a3.B1" style:family="table-cell">
      <style:table-cell-properties style:vertical-align="top" fo:padding-left="0.191cm" fo:padding-right="0.191cm" fo:padding-top="0cm" fo:padding-bottom="0cm" fo:border="none" style:writing-mode="lr-tb"/>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ing">
      <style:paragraph-properties fo:text-align="center" style:justify-single-word="false"/>
      <style:text-properties fo:font-size="16pt" style:font-size-asian="16pt" style:font-size-complex="16pt"/>
    </style:style>
    <style:style style:name="P2" style:family="paragraph" style:parent-style-name="Standard">
      <style:text-properties fo:language="pt" fo:country="BR"/>
    </style:style>
    <style:style style:name="P3" style:family="paragraph" style:parent-style-name="Standard">
      <style:text-properties fo:language="pt" fo:country="BR" fo:font-weight="bold" style:font-weight-asian="bold"/>
    </style:style>
    <style:style style:name="P4" style:family="paragraph" style:parent-style-name="Standard">
      <style:paragraph-properties fo:text-align="center" style:justify-single-word="false"/>
      <style:text-properties style:font-name="Arial1" fo:font-size="26pt" fo:language="pt" fo:country="BR" fo:font-weight="bold" style:font-size-asian="26pt" style:font-weight-asian="bold" style:font-size-complex="26pt"/>
    </style:style>
    <style:style style:name="P5" style:family="paragraph" style:parent-style-name="Standard">
      <style:paragraph-properties fo:text-align="end" style:justify-single-word="false"/>
      <style:text-properties style:font-name="Arial1" fo:language="pt" fo:country="BR" fo:font-weight="bold" style:font-weight-asian="bold"/>
    </style:style>
    <style:style style:name="P6" style:family="paragraph" style:parent-style-name="Heading_20_4" style:master-page-name="Converter_20_3">
      <style:paragraph-properties style:page-number="1"/>
      <style:text-properties fo:language="pt" fo:country="BR"/>
    </style:style>
    <style:style style:name="P7" style:family="paragraph" style:parent-style-name="DefinitionDéfinition">
      <style:paragraph-properties style:snap-to-layout-grid="false">
        <style:tab-stops/>
      </style:paragraph-properties>
      <style:text-properties fo:font-size="10pt" fo:language="pt" fo:country="BR" style:font-size-asian="10pt"/>
    </style:style>
    <style:style style:name="P8" style:family="paragraph" style:parent-style-name="Standard">
      <style:paragraph-properties style:snap-to-layout-grid="false"/>
      <style:text-properties fo:font-size="10pt" fo:language="pt" fo:country="BR" style:font-size-asian="10pt"/>
    </style:style>
    <style:style style:name="P9" style:family="paragraph" style:parent-style-name="Standard">
      <style:paragraph-properties style:snap-to-layout-grid="false"/>
      <style:text-properties fo:language="pt" fo:country="BR"/>
    </style:style>
    <style:style style:name="P10" style:family="paragraph" style:parent-style-name="Standard" style:master-page-name="Converter_20_4">
      <style:paragraph-properties fo:margin-top="0cm" fo:margin-bottom="0.635cm" fo:text-align="center" style:justify-single-word="false"/>
      <style:text-properties style:font-name="Arial" fo:font-size="16pt" fo:language="pt" fo:country="BR" fo:font-weight="bold" style:font-size-asian="16pt" style:font-weight-asian="bold"/>
    </style:style>
    <style:style style:name="P11"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2"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3"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4"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 fo:language="pt" fo:country="BR" fo:font-weight="bold" style:font-weight-asian="bold"/>
    </style:style>
    <style:style style:name="P15" style:family="paragraph" style:parent-style-name="Heading_20_4" style:master-page-name="Converter_20_5">
      <style:text-properties fo:language="pt" fo:country="BR"/>
    </style:style>
    <style:style style:name="P16" style:family="paragraph" style:parent-style-name="Standard">
      <style:paragraph-properties fo:margin-top="0.106cm" fo:margin-bottom="0.106cm" style:snap-to-layout-grid="false"/>
      <style:text-properties fo:language="pt" fo:country="BR" fo:font-weight="bold" style:font-weight-asian="bold"/>
    </style:style>
    <style:style style:name="P17" style:family="paragraph" style:parent-style-name="_21_body">
      <style:paragraph-properties fo:margin-top="0.106cm" fo:margin-bottom="0.106cm" style:snap-to-layout-grid="false"/>
      <style:text-properties fo:language="pt" fo:country="BR" fo:font-weight="normal" style:font-weight-asian="normal" style:font-weight-complex="normal"/>
    </style:style>
    <style:style style:name="P18" style:family="paragraph" style:parent-style-name="_21_body">
      <style:paragraph-properties fo:margin-top="0.106cm" fo:margin-bottom="0.106cm" style:snap-to-layout-grid="false"/>
      <style:text-properties fo:language="pt" fo:country="BR"/>
    </style:style>
    <style:style style:name="P19" style:family="paragraph" style:parent-style-name="Heading_20_1" style:master-page-name="Converter_20_6">
      <style:paragraph-properties style:page-number="1"/>
      <style:text-properties fo:language="pt" fo:country="BR"/>
    </style:style>
    <style:style style:name="P20" style:family="paragraph" style:parent-style-name="Heading_20_2">
      <style:text-properties fo:language="pt" fo:country="BR"/>
    </style:style>
    <style:style style:name="P21" style:family="paragraph" style:parent-style-name="Heading_20_3">
      <style:text-properties fo:language="pt" fo:country="BR"/>
    </style:style>
    <style:style style:name="P22" style:family="paragraph" style:parent-style-name="Standard">
      <style:paragraph-properties fo:margin-left="1.57cm" fo:margin-right="0cm" fo:text-align="justify" style:justify-single-word="false" fo:text-indent="0cm" style:auto-text-indent="false">
        <style:tab-stops>
          <style:tab-stop style:position="1.552cm"/>
        </style:tab-stops>
      </style:paragraph-properties>
      <style:text-properties fo:language="pt" fo:country="BR"/>
    </style:style>
    <style:style style:name="P23"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fo:font-style="italic" style:font-size-asian="10pt" style:font-style-asian="italic" style:font-size-complex="10pt" style:font-style-complex="normal"/>
    </style:style>
    <style:style style:name="P24" style:family="paragraph">
      <style:paragraph-properties fo:text-align="center"/>
    </style:style>
    <style:style style:name="P25" style:family="paragraph">
      <style:paragraph-properties fo:text-align="center"/>
      <style:text-properties fo:font-size="9pt"/>
    </style:style>
    <style:style style:name="P26"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fo:font-style="italic" style:font-size-asian="10pt" style:font-style-asian="normal" style:font-size-complex="10pt" style:font-style-complex="normal"/>
    </style:style>
    <style:style style:name="P27" style:family="paragraph">
      <style:paragraph-properties fo:text-align="center"/>
      <style:text-properties fo:color="#ffffff"/>
    </style:style>
    <style:style style:name="P28"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style:font-size-asian="10pt" style:font-size-complex="10pt"/>
    </style:style>
    <style:style style:name="P29"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fo:language="pt" fo:country="BR" fo:font-style="normal" style:font-size-asian="10pt" style:font-style-asian="normal" style:font-size-complex="10pt" style:font-style-complex="normal"/>
    </style:style>
    <style:style style:name="P30"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language="pt" fo:country="BR"/>
    </style:style>
    <style:style style:name="P31" style:family="paragraph" style:parent-style-name="Standard" style:list-style-name="L2">
      <style:paragraph-properties fo:margin-left="0.935cm" fo:margin-right="0cm" fo:text-indent="0cm" style:auto-text-indent="false"/>
      <style:text-properties fo:font-size="10pt" style:font-size-asian="10pt" style:font-size-complex="10pt"/>
    </style:style>
    <style:style style:name="P32" style:family="paragraph" style:parent-style-name="Standard" style:list-style-name="L2">
      <style:paragraph-properties fo:margin-left="0.935cm" fo:margin-right="0cm" fo:text-indent="0cm" style:auto-text-indent="false"/>
      <style:text-properties fo:font-size="10pt" fo:language="pt" fo:country="BR" style:font-size-asian="10pt" style:font-size-complex="10pt"/>
    </style:style>
    <style:style style:name="P33" style:family="paragraph" style:parent-style-name="Bullet2">
      <style:text-properties fo:language="pt" fo:country="BR"/>
    </style:style>
    <style:style style:name="P34" style:family="paragraph" style:parent-style-name="Bullet2">
      <style:paragraph-properties fo:margin-top="0cm" fo:margin-bottom="0.423cm"/>
      <style:text-properties fo:language="pt" fo:country="BR"/>
    </style:style>
    <style:style style:name="P35" style:family="paragraph" style:parent-style-name="Bullet2" style:list-style-name="L3">
      <style:text-properties fo:language="pt" fo:country="BR"/>
    </style:style>
    <style:style style:name="P36" style:family="paragraph" style:parent-style-name="Bullet2" style:list-style-name="L4">
      <style:paragraph-properties fo:margin-left="-1.27cm" fo:margin-right="0cm" fo:text-indent="0cm" style:auto-text-indent="false"/>
      <style:text-properties fo:language="pt" fo:country="BR"/>
    </style:style>
    <style:style style:name="P37" style:family="paragraph" style:parent-style-name="Bullet2">
      <style:text-properties fo:language="pt" fo:country="BR"/>
    </style:style>
    <style:style style:name="P38" style:family="paragraph" style:parent-style-name="Heading_20_1">
      <style:text-properties fo:language="pt" fo:country="BR"/>
    </style:style>
    <style:style style:name="P39" style:family="paragraph" style:parent-style-name="Standard">
      <style:paragraph-properties fo:margin-left="1.535cm" fo:margin-right="0cm" fo:text-indent="0cm" style:auto-text-indent="false"/>
      <style:text-properties fo:language="pt" fo:country="BR"/>
    </style:style>
    <style:style style:name="P40" style:family="paragraph" style:parent-style-name="Standard">
      <style:paragraph-properties fo:margin-left="1.57cm" fo:margin-right="0cm" fo:text-indent="0cm" style:auto-text-indent="false"/>
      <style:text-properties fo:language="pt" fo:country="BR"/>
    </style:style>
    <style:style style:name="P41" style:family="paragraph" style:parent-style-name="Standard" style:list-style-name="L5">
      <style:paragraph-properties fo:margin-left="0.935cm" fo:margin-right="0cm" fo:text-indent="0cm" style:auto-text-indent="false"/>
      <style:text-properties fo:language="pt" fo:country="BR"/>
    </style:style>
    <style:style style:name="P42" style:family="paragraph" style:parent-style-name="Standard">
      <style:paragraph-properties fo:margin-left="1.552cm" fo:margin-right="0cm" fo:text-indent="0cm" style:auto-text-indent="false"/>
      <style:text-properties fo:language="pt" fo:country="BR"/>
    </style:style>
    <style:style style:name="P43" style:family="paragraph" style:parent-style-name="Bullet4">
      <style:text-properties fo:language="pt" fo:country="BR"/>
    </style:style>
    <style:style style:name="P44" style:family="paragraph" style:parent-style-name="Bullet5">
      <style:text-properties fo:language="pt" fo:country="BR"/>
    </style:style>
    <style:style style:name="P45" style:family="paragraph" style:parent-style-name="Bullet5">
      <style:paragraph-properties fo:margin-top="0cm" fo:margin-bottom="0.212cm"/>
      <style:text-properties fo:language="pt" fo:country="BR"/>
    </style:style>
    <style:style style:name="P46" style:family="paragraph" style:parent-style-name="Bullet4">
      <style:paragraph-properties fo:margin-top="0cm" fo:margin-bottom="0.423cm"/>
      <style:text-properties fo:language="pt" fo:country="BR"/>
    </style:style>
    <style:style style:name="P47" style:family="paragraph" style:parent-style-name="Bullet4">
      <style:paragraph-properties fo:margin-top="0cm" fo:margin-bottom="0.212cm"/>
      <style:text-properties fo:language="pt" fo:country="BR"/>
    </style:style>
    <style:style style:name="P48" style:family="paragraph" style:parent-style-name="Bullet5">
      <style:paragraph-properties fo:margin-top="0cm" fo:margin-bottom="0.423cm"/>
      <style:text-properties fo:language="pt" fo:country="BR"/>
    </style:style>
    <style:style style:name="P49" style:family="paragraph" style:parent-style-name="Bullet3">
      <style:text-properties fo:language="pt" fo:country="BR"/>
    </style:style>
    <style:style style:name="P50" style:family="paragraph" style:parent-style-name="Bullet3">
      <style:paragraph-properties fo:margin-top="0cm" fo:margin-bottom="0.212cm"/>
      <style:text-properties fo:language="pt" fo:country="BR"/>
    </style:style>
    <style:style style:name="P51" style:family="paragraph" style:parent-style-name="Bullet3">
      <style:paragraph-properties fo:margin-top="0cm" fo:margin-bottom="0.423cm"/>
      <style:text-properties fo:language="pt" fo:country="BR"/>
    </style:style>
    <style:style style:name="P52" style:family="paragraph" style:parent-style-name="Bullet2">
      <style:text-properties fo:language="pt" fo:country="BR" style:letter-kerning="true"/>
    </style:style>
    <style:style style:name="P53" style:family="paragraph" style:parent-style-name="Bullet2">
      <style:paragraph-properties fo:margin-top="0cm" fo:margin-bottom="0.423cm"/>
      <style:text-properties fo:language="pt" fo:country="BR" style:letter-kerning="true"/>
    </style:style>
    <style:style style:name="P54" style:family="paragraph" style:parent-style-name="Heading_20_6">
      <style:text-properties fo:language="pt" fo:country="BR"/>
    </style:style>
    <style:style style:name="T1" style:family="text">
      <style:text-properties style:font-name="BaskervilleOldFacSCD" fo:font-size="28pt" style:font-size-asian="28pt" style:font-size-complex="28pt"/>
    </style:style>
    <style:style style:name="T2" style:family="text">
      <style:text-properties style:text-position="super 58%" style:font-name="BaskervilleOldFacSCD" fo:font-size="20pt" style:font-name-asian="Lucida Sans Unicode" style:font-size-asian="20pt" style:font-name-complex="Tahoma" style:font-size-complex="20pt"/>
    </style:style>
    <style:style style:name="T3" style:family="text">
      <style:text-properties style:font-name="BaskervilleOldFacSCD" fo:font-size="28pt" style:font-name-asian="Lucida Sans Unicode" style:font-size-asian="28pt" style:font-name-complex="Tahoma" style:font-size-complex="28pt"/>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size="9pt"/>
    </style:style>
    <style:style style:name="T11" style:family="text">
      <style:text-properties fo:color="#ffffff"/>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text:span text:style-name="T1">Kyriosdata</text:span><text:span text:style-name="T2">®</text:span><text:span text:style-name="T3"> </text:span></text:p>
            </table:table-cell>
            <table:table-cell table:style-name="Table4.A1" office:value-type="string">
              <text:p text:style-name="P1"><text:span text:style-name="T3">Kyrios Software</text:span><text:span text:style-name="T2">®</text:span></text:p>
            </table:table-cell>
          </table:table-row>
        </table:table-header-rows>
      </table:table>
      <text:p text:style-name="P2"/>
      <text:p text:style-name="P3"/>
      <text:p text:style-name="P4">Plano de Gerência de Projeto</text:p>
      <text:p text:style-name="P4"/>
      <text:p text:style-name="P4"/>
      <text:p text:style-name="P5">Identificador do projeto:<text:line-break/><text:span text:style-name="T4">Escola</text:span></text:p>
      <text:p text:style-name="P5">Identificador do documento:<text:line-break/><text:span text:style-name="T4">escola-0.1</text:span></text:p>
      <text:p text:style-name="P5">Data de publicação:<text:line-break/><text:span text:style-name="T4">05/03/2007</text:span></text:p>
      <text:p text:style-name="P5">Gerente de projeto:<text:line-break/><text:span text:style-name="T4">Fábio Nogueira de Lucena</text:span></text:p>
      <text:p text:style-name="P6">Assinaturas</text:p>
      <text:p text:style-name="P2"/>
      <text:p text:style-name="P2"/>
      <table:table table:name="Tabela3" table:style-name="Tabela3">
        <table:table-column table:style-name="Tabela3.A"/>
        <table:table-column table:style-name="Tabela3.B"/>
        <table:table-column table:style-name="Tabela3.C"/>
        <table:table-row>
          <table:table-cell table:style-name="Tabela3.A1" office:value-type="string">
            <text:p text:style-name="P7">Aprovado por: <text:s text:c="9"/>Fábio Nogueira de Lucena<text:line-break/>(patrocinador)</text:p>
          </table:table-cell>
          <table:table-cell table:style-name="Tabela3.B1" office:value-type="string">
            <text:p text:style-name="P8"/>
          </table:table-cell>
          <table:table-cell table:style-name="Tabela3.A1" office:value-type="string">
            <text:p text:style-name="P7">Aprovado por: <text:s text:c="5"/>Fábio Nogueira de Lucena<text:line-break/>(gerente de projeto)</text:p>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7"/>
          </table:table-cell>
          <table:table-cell table:style-name="Tabela3.B1" office:value-type="string">
            <text:p text:style-name="P8"/>
          </table:table-cell>
          <table:table-cell table:style-name="Tabela3.B1" office:value-type="string">
            <text:p text:style-name="P7"/>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7"/>
          </table:table-cell>
        </table:table-row>
        <table:table-row>
          <table:table-cell table:style-name="Tabela3.B1" office:value-type="string">
            <text:p text:style-name="P8"/>
          </table:table-cell>
          <table:table-cell table:style-name="Tabela3.B1" office:value-type="string">
            <text:p text:style-name="P9"/>
          </table:table-cell>
          <table:table-cell table:style-name="Tabela3.B1" office:value-type="string">
            <text:p text:style-name="P9"/>
          </table:table-cell>
        </table:table-row>
      </table:table>
      <text:p text:style-name="P2"/>
      <text:p text:style-name="P10">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1">1. <text:s/>Visão geral<text:tab/>1</text:p>
          <text:p text:style-name="P12">1.1 Resumo do projeto<text:tab/>1</text:p>
          <text:p text:style-name="P13">1.1.1 Propósito, escopo e objetivos<text:tab/>1</text:p>
          <text:p text:style-name="P13">1.1.2 Suposições e restrições<text:tab/>1</text:p>
          <text:p text:style-name="P13">1.1.3 Produtos finais do projeto<text:tab/>1</text:p>
          <text:p text:style-name="P13">1.1.4 Resumos do orçamento e cronograma<text:tab/>2</text:p>
          <text:p text:style-name="P12">1.2 Evolução do plano<text:tab/>2</text:p>
          <text:p text:style-name="P11">2. <text:s/>Referências<text:tab/>2</text:p>
          <text:p text:style-name="P11">3. <text:s/>Definições<text:tab/>2</text:p>
          <text:p text:style-name="P11">4. <text:s/>Organização do projeto<text:tab/>2</text:p>
          <text:p text:style-name="P12">4.1 Interfaces externas<text:tab/>2</text:p>
          <text:p text:style-name="P12">4.2 Estrutura interna<text:tab/>3</text:p>
          <text:p text:style-name="P12">4.3 Papéis e responsabilidades<text:tab/>3</text:p>
          <text:p text:style-name="P11">5. <text:s/>Planos de processo gerencial<text:tab/>3</text:p>
          <text:p text:style-name="P12">5.1 Plano de começo de projeto<text:tab/>3</text:p>
          <text:p text:style-name="P13">5.1.1 Plano de estimativas<text:tab/>3</text:p>
          <text:p text:style-name="P13">5.1.2 Plano de recursos humanos<text:tab/>4</text:p>
          <text:p text:style-name="P13">5.1.3 Plano de aquisição de recursos<text:tab/>4</text:p>
          <text:p text:style-name="P13">5.1.4 Plano de treinamento da equipe do projeto<text:tab/>4</text:p>
          <text:p text:style-name="P12">5.2 Plano de trabalho<text:tab/>5</text:p>
          <text:p text:style-name="P13">5.2.1 Estrutura analítica do projeto<text:tab/>5</text:p>
          <text:p text:style-name="P13">5.2.2 Cronograma<text:tab/>5</text:p>
          <text:p text:style-name="P13">5.2.3 Alocação de recursos<text:tab/>5</text:p>
          <text:p text:style-name="P13">5.2.4 Alocação do orçamento<text:tab/>6</text:p>
          <text:p text:style-name="P12">5.3 Plano de acompanhamento<text:tab/>6</text:p>
          <text:p text:style-name="P13">5.3.1 Plano de controle de requisitos<text:tab/>6</text:p>
          <text:p text:style-name="P13">5.3.2 Plano de controle de cronograma<text:tab/>6</text:p>
          <text:p text:style-name="P13">5.3.3 Plano de controle de orçamento<text:tab/>7</text:p>
          <text:p text:style-name="P13">5.3.4 Plano de controle de qualidade<text:tab/>7</text:p>
          <text:p text:style-name="P13">5.3.5 Plano de divulgação<text:tab/>7</text:p>
          <text:p text:style-name="P13">5.3.6 Plano de coleta de métricas do projeto<text:tab/>7</text:p>
          <text:p text:style-name="P12">5.4 Plano de gerência de requisitos<text:tab/>8</text:p>
          <text:p text:style-name="P12">5.5 Plano de fechamento do projeto<text:tab/>8</text:p>
          <text:p text:style-name="P11">6. <text:s/>Planos de processos técnicos<text:tab/>9</text:p>
          <text:p text:style-name="P12">6.1 Modelo de processo<text:tab/>9</text:p>
          <text:p text:style-name="P12">6.2 Métodos, ferramentas e técnicas<text:tab/>9</text:p>
          <text:p text:style-name="P12">6.3 Plano de infra-estrutura<text:tab/>9</text:p>
          <text:p text:style-name="P12">6.4 Plano de aceitação do produto<text:tab/>10</text:p>
          <text:p text:style-name="P11">7. <text:s/>Planos de processos de suporte<text:tab/>10</text:p>
          <text:p text:style-name="P12">7.1 Plano de gerência de configuração<text:tab/>10</text:p>
          <text:p text:style-name="P12">7.2 Plano de validação e verificação<text:tab/>10</text:p>
          <text:p text:style-name="P12">7.3 Plano de documentação<text:tab/>11</text:p>
          <text:p text:style-name="P12">7.4 Plano de garantia da qualidade<text:tab/>11</text:p>
          <text:p text:style-name="P12">7.5 Plano de auditorias e revisões<text:tab/>11</text:p>
          <text:p text:style-name="P12">7.6 Plano de resolução de problemas<text:tab/>12</text:p>
          <text:p text:style-name="P12">7.7 Planos de gerência de subcontratados<text:tab/>12</text:p>
          <text:p text:style-name="P12">7.8 Plano de melhoria de processo<text:tab/>12</text:p>
          <text:p text:style-name="P11">8. <text:s/>Planos adicionais<text:tab/>13</text:p>
          <text:p text:style-name="P11"><text:s text:c="2"/>Anexo A<text:tab/>13</text:p>
          <text:p text:style-name="P11"><text:s text:c="2"/>Anexo B<text:tab/>13</text:p>
        </text:index-body>
      </text:table-of-content>
      <text:p text:style-name="P14"/>
      <text:p text:style-name="P15">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6">Revisão</text:p>
          </table:table-cell>
          <table:table-cell table:style-name="Tabela4.A1" office:value-type="string">
            <text:p text:style-name="P16">Data</text:p>
          </table:table-cell>
          <table:table-cell table:style-name="Tabela4.A1" office:value-type="string">
            <text:p text:style-name="P16">Autor(es)</text:p>
          </table:table-cell>
          <table:table-cell table:style-name="Tabela4.D1" office:value-type="string">
            <text:p text:style-name="P16">Breve descrição</text:p>
          </table:table-cell>
        </table:table-row>
        <table:table-row table:style-name="Tabela4.1">
          <table:table-cell table:style-name="Tabela4.A2" office:value-type="string">
            <text:p text:style-name="P17">0.1</text:p>
          </table:table-cell>
          <table:table-cell table:style-name="Tabela4.A2" office:value-type="string">
            <text:p text:style-name="P18">05/03/2007</text:p>
          </table:table-cell>
          <table:table-cell table:style-name="Tabela4.A2" office:value-type="string">
            <text:p text:style-name="P18">Fábio</text:p>
          </table:table-cell>
          <table:table-cell table:style-name="Tabela4.D2" office:value-type="string">
            <text:p text:style-name="P18">Proposta inicial (não está sob gerência de configuração)</text:p>
          </table:table-cell>
        </table:table-row>
      </table:table>
      <text:p text:style-name="P2"/>
      <text:h text:style-name="P19" text:outline-level="1">Visão geral</text:h>
      <text:h text:style-name="P20" text:outline-level="2">Resumo do projeto</text:h>
      <text:h text:style-name="P21" text:outline-level="3">Propósito, escopo e objetivos</text:h>
      <text:p text:style-name="P22"><text:span text:style-name="T5">Automatizar operações típicas de instituições de ensino (cadastro de alunos, turmas, disciplinas e acompanhamento acadêmico de várias naturezas, entre outros) é o motivo de existência do software livre (leia-se</text:span><text:span text:style-name="T6"> open source</text:span><text:span text:style-name="T7">) denominado </text:span><text:span text:style-name="T8">Escola</text:span><text:span text:style-name="T7">, hospedado em </text:span><text:a xlink:type="simple" xlink:href="http://escola.berlios.de/"><text:span text:style-name="T9">http://escola.berlios.de</text:span></text:a><text:span text:style-name="T7">. O desenvolvimento do Escola foi dividido em três fases seqüenciais, </text:span><text:span text:style-name="T8">concepção</text:span><text:span text:style-name="T7">, </text:span><text:span text:style-name="T8">construção</text:span><text:span text:style-name="T7"> e </text:span><text:span text:style-name="T8">avaliação</text:span><text:span text:style-name="T7">, conforme ilustrado abaixo.</text:span></text:p>
      <text:p text:style-name="P23"><draw:rect text:anchor-type="paragraph" draw:z-index="5" draw:style-name="gr1" draw:text-style-name="P25" svg:width="2.294cm" svg:height="0.389cm" svg:x="3.944cm" svg:y="0.132cm"><text:p text:style-name="P24"><text:span text:style-name="T10">Requisitos</text:span></text:p></draw:rect><draw:rect text:anchor-type="paragraph" draw:z-index="6" draw:style-name="gr1" draw:text-style-name="P25" svg:width="2.294cm" svg:height="0.389cm" svg:x="7.945cm" svg:y="0.132cm"><text:p text:style-name="P24"><text:span text:style-name="T10">Versão 1.0</text:span></text:p></draw:rect></text:p>
      <text:p text:style-name="P26"><draw:rect text:anchor-type="paragraph" draw:z-index="0" draw:style-name="gr2" draw:text-style-name="P27" svg:width="2.417cm" svg:height="0.565cm" svg:x="5.84cm" svg:y="0.122cm"><text:p text:style-name="P24"><text:span text:style-name="T11">Construção</text:span></text:p></draw:rect><draw:rect text:anchor-type="paragraph" draw:z-index="1" draw:style-name="gr3" draw:text-style-name="P24" svg:width="2.417cm" svg:height="0.565cm" svg:x="2.011cm" svg:y="0.122cm"><text:p text:style-name="P24">Concepção</text:p></draw:rect><draw:custom-shape text:anchor-type="paragraph" draw:z-index="2" draw:style-name="gr4" draw:text-style-name="P24"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24"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24" svg:width="2.417cm" svg:height="0.565cm" svg:x="9.841cm" svg:y="0.122cm"><text:p text:style-name="P24">Avaliação</text:p></draw:rect></text:p>
      <text:p text:style-name="P26"/>
      <text:p text:style-name="P28">Os requisitos funcionais e não funcionais do Escola foram produzidos na fase de concepção. Tais requisitos são o principal insumo para a fase de construção (destacada na figura e alvo do presente projeto). </text:p>
      <text:p text:style-name="P28"><text:span text:style-name="T12">O presente projeto tem como objetivo realizar a fase de construção</text:span>. Esta fase inclui: (a) projeto de software (arquitetura de software e projeto detalhado); (b) implementação de código e (c) implantação (software e outros artefatos necessários para a instalação e personalização do Escola). O principal produto da fase de construção e, por conseguinte, do presente projeto, é a construção da primeira versão do software Escola. </text:p>
      <text:p text:style-name="P28">Conforme ilustrado na figura, a versão 1.0, produzida por este projeto, será avaliada em fase posterior, que está além do escopo deste projeto. Esta avaliação ainda inclui possíveis ajustes antes que o software Escola seja colocado em manutenção. </text:p>
      <text:p text:style-name="P28">A primeira versão do Escola deverá contemplar <text:span text:style-name="T13">TODOS</text:span> os requisitos estabelecidos na fase de concepção. A descrição detalhada dos requisitos funcionais do Escola está disponível por meio dos documentos <text:span text:style-name="T12">Visão</text:span> e vários outros que reúnem casos de uso por assunto. A descrição detalhada dos requisitos não funcionais é fornecida no documento <text:span text:style-name="T12">Especificação Suplementar</text:span>. Modelos, diagramas e outros instrumentos empregados para registro dos requisitos estão disponíveis em outros documentos. Todos os documentos encontram-se no diretório <text:span text:style-name="T13">reqs-1.0 </text:span><text:span text:style-name="T14">na estrutura definida para os itens de configuração do presente projeto. Este projeto irá implementar tais requisitos conforme definidos e aprovados na fase anterior.</text:span></text:p>
      <text:p text:style-name="P28">O conjunto de requisitos do Escola compreende, em boa parte, “trechos” de processos administrativos de instituições de ensino. Esta decisão tem como objetivo tornar o sistema resultante aplicável a um conjunto significativo de cenários, embora não particular a um processo ou <text:span text:style-name="T12">workflow</text:span> específico. Noutras palavras, em vez de fixar um processo de seleção de candidatos, por exemplo, optou-se por permitir o cadastro de candidatos, o registro das avaliações e outros “trechos”, que podem ser reutilizados de várias formas. A personalização do Escola, portanto, é uma operação natural e esperada caso se queira adequá-lo aos processos de uma determinada instituição. Não se tem a pretensão, portanto, de que o resultado final deste trabalho esteja pronto para aplicação em uma instituição particular. </text:p>
      <text:p text:style-name="P29">Não é parte deste trabalho a produção de documentação para o usuário. Documentos a serem produzidos incluem: (a) documentação de instalação e (b) documentação do desenvolvedor (técnico interessado em personalizar o Escola). </text:p>
      <text:p text:style-name="P30"><text:span text:style-name="T7">Necessidades, benefícios, relação com outros softwares e características do Escola estão documentados no documento </text:span><text:span text:style-name="T6">Visão</text:span><text:span text:style-name="T7">, citado anteriormente. </text:span></text:p>
      <text:p text:style-name="P29"/>
      <text:h text:style-name="Heading_20_3" text:outline-level="3">Suposições e restrições</text:h>
      <text:list text:style-name="L2">
        <text:list-item>
          <text:p text:style-name="P31">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32">O esforço para a consecução do presente projeto não poderá ultrapassar 3000 homem-hora.</text:p>
        </text:list-item>
        <text:list-item>
          <text:p text:style-name="P31">Todo o código do Escola deverá estar coberto por testes de unidade. Noutras palavras, a cobertura dos testes de unidade não deve ser inferior a 100%;</text:p>
        </text:list-item>
        <text:list-item>
          <text:p text:style-name="P32">A equipe de projeto domina as tecnologias necessárias e suficientes para a confecção do Escola;</text:p>
        </text:list-item>
        <text:list-item>
          <text:p text:style-name="P31">A especificação dos requisitos do produto (escopo do produto) representam interesses e necessidades dos clientes. Conseqüentemente, poucas alterações são esperadas;</text:p>
        </text:list-item>
        <text:list-item>
          <text:p text:style-name="P32">Toda a infra-estrutura e recursos necessários para o desenvolvimento estarão disponíveis durante todo o período de execução do projeto.</text:p>
        </text:list-item>
      </text:list>
      <text:h text:style-name="Heading_20_3" text:outline-level="3">Produtos finais do projeto</text:h>
      <text:list text:style-name="WW8Num44">
        <text:list-item text:start-value="1">
          <text:p text:style-name="P33">Arquitetura de software</text:p>
        </text:list-item>
        <text:list-item>
          <text:p text:style-name="P33">Documentação do desenvolvedor (uso para personalização).</text:p>
        </text:list-item>
        <text:list-item>
          <text:p text:style-name="P33">Documentação do instalador (uso para instalação do produto).</text:p>
        </text:list-item>
        <text:list-item>
          <text:p text:style-name="P33">Declaração dos requisitos implementados e aqueles não implementados.</text:p>
        </text:list-item>
        <text:list-item>
          <text:p text:style-name="P33">Código fonte do Escola (software devidamente empacotado para distribuição).</text:p>
        </text:list-item>
        <text:list-item>
          <text:p text:style-name="P33">Código executável do Escola (devidamente empacotado para distribuição).</text:p>
        </text:list-item>
        <text:list-item>
          <text:p text:style-name="P33">Testes de unidade (cobertura de pelo menos 100%).</text:p>
        </text:list-item>
        <text:list-item>
          <text:p text:style-name="P33">Scritps e outros artefatos necessários para geração de binários, bases de dados e outros.</text:p>
        </text:list-item>
        <text:list-item>
          <text:p text:style-name="P33">Dados iniciais necessários (por exemplo, base de dados de CEP, ...).</text:p>
        </text:list-item>
      </text:list>
      <text:h text:style-name="Heading_20_3" text:outline-level="3">Resumos do orçamento e cronograma</text:h>
      <text:list text:style-name="WW8Num44">
        <text:list-item text:start-value="1">
          <text:p text:style-name="P33">Recursos humanos serão empregados uniformemente ao longo dos 6 meses de duração do projeto. Cada membro da equipe terá dedicação de 10 homem-hora por semana ao projeto, inclusive o gerente de projeto. Neste último caso, a dedicação de 10 homem-hora será exclusiva para as atividades de gerência. </text:p>
        </text:list-item>
        <text:list-item>
          <text:p text:style-name="P33">????</text:p>
        </text:list-item>
      </text:list>
      <text:h text:style-name="P20" text:outline-level="2">Evolução do plano</text:h>
      <text:list text:style-name="WW8Num44">
        <text:list-item text:start-value="1">
          <text:p text:style-name="P34">A primeira versão aprovada deste plano será a versão 1.0. Versõs aprovadas posteriores serão 2.0, 3.0 e assim por diante. Todas estas estarão sob gerência de configuração. <text:s/>Versões intermediárias, 0.1, 0.2, 1.1, 1.2 e outras, não serão gerenciadas nem exigirão aprovação imediata. Mudanças deverão ser aprovadas no marco seguinte. </text:p>
        </text:list-item>
        <text:list-item>
          <text:p text:style-name="P34">A versão mais atualizada deste plano estará acessível a todos os membros do projeto durante toda a execução do projeto. Semanalmente mudanças, aprovadas ou não, serão compiladas e enviadas a todos os membros. </text:p>
        </text:list-item>
        <text:list-item>
          <text:p text:style-name="P34">O gerente de projeto é responsável e a única pessoa autorizada a efetuar mudanças no presente plano.</text:p>
        </text:list-item>
      </text:list>
      <text:h text:style-name="Heading_20_1" text:outline-level="1">Referências</text:h>
      <text:list text:style-name="L3">
        <text:list-item text:start-value="1">
          <text:p text:style-name="P35">IEEE Std 1058-1998. <text:span text:style-name="T12">IEEE Standard for Software Project Management Plans.</text:span></text:p>
        </text:list-item>
        <text:list-item>
          <text:p text:style-name="P35">Artefatos pertinentes aos requisitos encontram-se no diretório reqs-0.1, conforme plano de gerência de configuração. São eles:</text:p>
        </text:list-item>
      </text:list>
      <text:list text:style-name="L4">
        <text:list-item text:start-value="1">
          <text:list>
            <text:list-item text:start-value="1">
              <text:list>
                <text:list-item text:start-value="1">
                  <text:list>
                    <text:list-item text:start-value="1">
                      <text:p text:style-name="P36">Documento Visão (contexto, necessidades e outras informações sobre o Escola). Arquivo: <text:span text:style-name="T13">visao.odt</text:span></text:p>
                    </text:list-item>
                    <text:list-item>
                      <text:p text:style-name="P36">Documentos que detalham casos de uso. Arquivos no formato <text:span text:style-name="T13">uc-&lt;modulo&gt;.odt</text:span>.</text:p>
                    </text:list-item>
                    <text:list-item>
                      <text:p text:style-name="P36">Requisitos não funcionais. Arquivo <text:span text:style-name="T13">suplementar.odt</text:span>.</text:p>
                    </text:list-item>
                    <text:list-item>
                      <text:p text:style-name="P36">Glossário (termos e definições relevantes ao domínio). Arquivo <text:span text:style-name="T13">glossario.html</text:span>.</text:p>
                    </text:list-item>
                  </text:list>
                </text:list-item>
              </text:list>
            </text:list-item>
          </text:list>
        </text:list-item>
      </text:list>
      <text:h text:style-name="Heading_20_1" text:outline-level="1">Definições</text:h>
      <text:p text:style-name="P37">Encontra-se disponível um glossário, produzido pelos analistas (veja referência acima).</text:p>
      <text:h text:style-name="P38" text:outline-level="1">Organização do projeto</text:h>
      <text:h text:style-name="P20" text:outline-level="2">Interfaces externas</text:h>
      <text:p text:style-name="P39">Não se aplica.</text:p>
      <text:h text:style-name="P20" text:outline-level="2">Estrutura interna</text:h>
      <text:list text:style-name="WW8Num44">
        <text:list-item text:start-value="1">
          <text:p text:style-name="P33">Grupos serão formados para a execução de iterações. Cada iteração (cada grupo) terá um líder. Responsável pela resolução de questões pertinentes ao grupo.</text:p>
        </text:list-item>
        <text:list-item>
          <text:p text:style-name="P33">Vários grupos irão atuar simultaneamente, sob a coordenação do gerente de projeto. Ou seja, teremos iterações simultâneas em andamento. Problemas que não forem solucionados pelo líder serão encaminhados ao gerente de projeto. </text:p>
        </text:list-item>
        <text:list-item>
          <text:p text:style-name="P33">Reuniões semanais com toda a equipe de projeto serão realizadas. </text:p>
        </text:list-item>
      </text:list>
      <text:h text:style-name="P20" text:outline-level="2">Papéis e responsabilidades</text:h>
      <text:p text:style-name="P40">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12">Plano de Recursos Humanos </text:span><text:span text:style-name="T15">(seção 5.1.2).</text:span></text:p>
      <text:list text:style-name="L5">
        <text:list-item>
          <text:p text:style-name="P41">Ailton Antônio de Araújo</text:p>
        </text:list-item>
        <text:list-item>
          <text:p text:style-name="P41">Fábio Nogueira de Lucena (gerente de projeto)</text:p>
        </text:list-item>
        <text:list-item>
          <text:p text:style-name="P41">Fernando Nery Barros</text:p>
        </text:list-item>
        <text:list-item>
          <text:p text:style-name="P41">Gérson Rodrigues Pereira</text:p>
        </text:list-item>
        <text:list-item>
          <text:p text:style-name="P41">Gilmar Ferreira Arantes</text:p>
        </text:list-item>
        <text:list-item>
          <text:p text:style-name="P41">Gustavo de Melo Pereira Coutinho</text:p>
        </text:list-item>
        <text:list-item>
          <text:p text:style-name="P41">Hermes Silva Júnior</text:p>
        </text:list-item>
        <text:list-item>
          <text:p text:style-name="P41">João Marcos Borges e Azevedo</text:p>
        </text:list-item>
        <text:list-item>
          <text:p text:style-name="P41">Leandro Pires Rabelo</text:p>
        </text:list-item>
        <text:list-item>
          <text:p text:style-name="P41">Paulo Henrique Borges de Melo</text:p>
        </text:list-item>
        <text:list-item>
          <text:p text:style-name="P41">Roberto Monteiro</text:p>
        </text:list-item>
        <text:list-item>
          <text:p text:style-name="P41">Rodrigo Morian Loures</text:p>
        </text:list-item>
        <text:list-item>
          <text:p text:style-name="P41">Tiago Andrade Serpa</text:p>
        </text:list-item>
        <text:list-item>
          <text:p text:style-name="P41">Yoshiuke Kuwae</text:p>
        </text:list-item>
      </text:list>
      <text:h text:style-name="P38" text:outline-level="1">Planos de processo gerencial</text:h>
      <text:h text:style-name="P20" text:outline-level="2">Plano de começo de projeto</text:h>
      <text:h text:style-name="P21" text:outline-level="3">Plano de estimativas</text:h>
      <text:p text:style-name="P42">Estimativa preliminar resultou em um total de 2880 homem-hora baseando-se em trabalhos anteriores. A equipe, contudo, era outra, assim como algumas características do software comparado. Em conseqüência, uma margem significativa de erro é possível, embora seja assegurado um esforço não superior a 3000 homem-hora para a execução do projeto. </text:p>
      <text:p text:style-name="P42">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rá ser 20% superior aos dos meses anteriores. Este efeito deverá ser adequadamente considerado nos relatórios de acompanhamento.</text:p>
      <text:p text:style-name="P42">Apenas a partir do quinto mês serão feitos ajustes no escopo, caso necessário, para acomodar o tempo e esforço disponíveis.</text:p>
      <text:h text:style-name="P21" text:outline-level="3">Plano de recursos humanos</text:h>
      <text:p text:style-name="P40">Todos os membros da equipe, ao todo 13 (sem computar o gerente de projeto), podem executar as atividades exigidas pelo projeto (planejamento de iteração, projeto, implementação e documentação). A homogeneidade da equipe torna o trabalho de planejamento relativamente simples, sendo possível praticamente substituir qualquer recurso humano por outro sem conseqüências significativas para o projeto.</text:p>
      <text:list text:style-name="WW8Num50">
        <text:list-item text:start-value="1">
          <text:p text:style-name="P43">Specify the Número of required staff, providing the following details:</text:p>
        </text:list-item>
      </text:list>
      <text:list text:style-name="WW8Num52">
        <text:list-item>
          <text:p text:style-name="P44">Número of personnel by skill level,</text:p>
        </text:list-item>
        <text:list-item>
          <text:p text:style-name="P44">Números and skill levels in each project phase, and</text:p>
        </text:list-item>
        <text:list-item>
          <text:p text:style-name="P45">duration of personnel requirement.</text:p>
        </text:list-item>
      </text:list>
      <text:list text:style-name="WW8Num50">
        <text:list-item text:start-value="1">
          <text:p text:style-name="P43">Specify the sources of staff personnel (e.g.: internal transfer, new hire, contracted, etc.)</text:p>
        </text:list-item>
        <text:list-item>
          <text:p text:style-name="P46">Consider using resource Gantt charts, resource histograms, spreadsheets and tables to depict the staffing plan by skill level, by project phase, and by aggregations of skill levels and project phases.</text:p>
        </text:list-item>
      </text:list>
      <text:h text:style-name="P21" text:outline-level="3">Plano de aquisição de recursos</text:h>
      <text:list text:style-name="WW8Num50">
        <text:list-item text:start-value="1">
          <text:p text:style-name="P43">Specify the plan for acquiring the resources and assets, in addition to personnel, needed to successfully complete the project.</text:p>
        </text:list-item>
        <text:list-item>
          <text:p text:style-name="P43">Describe the resource acquisition process.</text:p>
        </text:list-item>
        <text:list-item>
          <text:p text:style-name="P43">Specify the assignment of responsibility for all aspects of resource acquisition.</text:p>
        </text:list-item>
        <text:list-item>
          <text:p text:style-name="P43">Specify acquisition plans for equipment, computer hardware and software, training, service contracts, transportation, facilities, and administrative and janitorial services.</text:p>
        </text:list-item>
        <text:list-item>
          <text:p text:style-name="P43">Specify when in the project schedule the various acquisition activities will be required.</text:p>
        </text:list-item>
        <text:list-item>
          <text:p text:style-name="P43">Specify any constraints on acquiring the necessary resources.</text:p>
        </text:list-item>
        <text:list-item>
          <text:p text:style-name="P46">If necessary, expand this subsection to lower levels, to accommoData acquisition plans for various types of resources.</text:p>
        </text:list-item>
      </text:list>
      <text:h text:style-name="P21" text:outline-level="3">Plano de treinamento da equipe do projeto</text:h>
      <text:list text:style-name="WW8Num50">
        <text:list-item text:start-value="1">
          <text:p text:style-name="P43">Specify the training needed to ensure that necessary skill levels in sufficient Números are available to successfully conduct the IM/IT project.</text:p>
        </text:list-item>
        <text:list-item>
          <text:p text:style-name="P43">Specify the following training information:</text:p>
        </text:list-item>
      </text:list>
      <text:list text:style-name="WW8Num52">
        <text:list-item text:start-value="1">
          <text:p text:style-name="P44">the types of training to be provided,</text:p>
        </text:list-item>
        <text:list-item>
          <text:p text:style-name="P44">Números of personnel to be trained,</text:p>
        </text:list-item>
        <text:list-item>
          <text:p text:style-name="P44">entry and exit criteria for training, and</text:p>
        </text:list-item>
        <text:list-item>
          <text:p text:style-name="P45">the training method, for example: lectures, consultations, mentoring, computer‑assisted training, etc.</text:p>
        </text:list-item>
      </text:list>
      <text:list text:style-name="WW8Num50">
        <text:list-item text:start-value="1">
          <text:p text:style-name="P46">Identify training as needed in technical, Gerenteial and supporting activity skills.</text:p>
        </text:list-item>
      </text:list>
      <text:h text:style-name="P20" text:outline-level="2">Plano de trabalho</text:h>
      <text:h text:style-name="P21" text:outline-level="3">Estrutura analítica do projeto</text:h>
      <text:list text:style-name="WW8Num50">
        <text:list-item text:start-value="1">
          <text:p text:style-name="P43">Define a Work Breakdown Structure (WBS) to specify the various work activities to be performed in the IM/IT project, and to depict the relationships among these work activities.</text:p>
        </text:list-item>
        <text:list-item>
          <text:p text:style-name="P43">Decompose the work activities to a level that exposes all project risk factors, and that allows accurate estimation of resource requirements and schedule duration for each work activity.</text:p>
        </text:list-item>
        <text:list-item>
          <text:p text:style-name="P43">Specify the following factors for each work activity:</text:p>
        </text:list-item>
      </text:list>
      <text:list text:style-name="WW8Num52">
        <text:list-item text:start-value="1">
          <text:p text:style-name="P44">necessary resources,</text:p>
        </text:list-item>
        <text:list-item>
          <text:p text:style-name="P44">estimated duration,</text:p>
        </text:list-item>
        <text:list-item>
          <text:p text:style-name="P44">products or deliverables of the activity,</text:p>
        </text:list-item>
        <text:list-item>
          <text:p text:style-name="P44">acceptance criteria for the work activity products, and</text:p>
        </text:list-item>
        <text:list-item>
          <text:p text:style-name="P45">predecessor and successor work activities.</text:p>
        </text:list-item>
      </text:list>
      <text:list text:style-name="WW8Num50">
        <text:list-item text:start-value="1">
          <text:p text:style-name="P46">The level of decomposition internally within the WBS may vary depending on the quality of the requirements, familiarity of the work, applicable level of technology, etc.</text:p>
        </text:list-item>
      </text:list>
      <text:h text:style-name="P21" text:outline-level="3">Cronograma</text:h>
      <text:list text:style-name="WW8Num50">
        <text:list-item text:start-value="1">
          <text:p text:style-name="P43">Specify the scheduling relationships among the project work activities in a manner that depicts the time‑sequencing constraints and illustrates opportunities for concurrent work activities.</text:p>
        </text:list-item>
        <text:list-item>
          <text:p text:style-name="P43">Identify the critical path in the schedule.</text:p>
        </text:list-item>
        <text:list-item>
          <text:p text:style-name="P43">Indicate any constraints on the scheduling of particular work activities, that are caused by external factors.</text:p>
        </text:list-item>
        <text:list-item>
          <text:p text:style-name="P43">Identify appropriate schedule milestones to assess the scope and quality of project work products and of project achievement status.</text:p>
        </text:list-item>
        <text:list-item>
          <text:p text:style-name="P46">Techniques for depicting schedule relationships may include milestone charts, activity lists, activity Gantt charts, activity networks, critical path networks and PERT charts.</text:p>
        </text:list-item>
      </text:list>
      <text:h text:style-name="P21" text:outline-level="3">Alocação de recursos</text:h>
      <text:list text:style-name="WW8Num50">
        <text:list-item text:start-value="1">
          <text:p text:style-name="P43">Provide a detailed itemization of the resources allocated to each major work activity in the project WBS.</text:p>
        </text:list-item>
        <text:list-item>
          <text:p text:style-name="P43">Specify the Números and required skill levels of personnel for each work activity.</text:p>
        </text:list-item>
        <text:list-item>
          <text:p text:style-name="P43">Specify, as appropriate, the allocation of the following resources:</text:p>
        </text:list-item>
      </text:list>
      <text:list text:style-name="WW8Num52">
        <text:list-item text:start-value="1">
          <text:p text:style-name="P44">personnel (by skill level),</text:p>
        </text:list-item>
        <text:list-item>
          <text:p text:style-name="P44">computing resources</text:p>
        </text:list-item>
        <text:list-item>
          <text:p text:style-name="P44">software tools</text:p>
        </text:list-item>
        <text:list-item>
          <text:p text:style-name="P44">special testing and simulation facilities, and</text:p>
        </text:list-item>
        <text:list-item>
          <text:p text:style-name="P45">administrative support.</text:p>
        </text:list-item>
      </text:list>
      <text:list text:style-name="WW8Num50">
        <text:list-item text:start-value="1">
          <text:p text:style-name="P46">Use a separate line item for each type of resource for each work activity.</text:p>
        </text:list-item>
      </text:list>
      <text:h text:style-name="P21" text:outline-level="3">Alocação do orçamento</text:h>
      <text:list text:style-name="WW8Num50">
        <text:list-item text:start-value="1">
          <text:p text:style-name="P43">Provide a detailed breakdown of the necessary resource budgets for each of the major work activities in the WBS.</text:p>
        </text:list-item>
        <text:list-item>
          <text:p text:style-name="P47">Specify the estimated cost for activity personnel, and include as appropriate, the costs for the following items:</text:p>
        </text:list-item>
      </text:list>
      <text:list text:style-name="WW8Num52">
        <text:list-item text:start-value="1">
          <text:p text:style-name="P44">travel,</text:p>
        </text:list-item>
        <text:list-item>
          <text:p text:style-name="P44">meetings,</text:p>
        </text:list-item>
        <text:list-item>
          <text:p text:style-name="P44">computing resources,</text:p>
        </text:list-item>
        <text:list-item>
          <text:p text:style-name="P44">software tools,</text:p>
        </text:list-item>
        <text:list-item>
          <text:p text:style-name="P44">special testing and simulation facilities, and</text:p>
        </text:list-item>
        <text:list-item>
          <text:p text:style-name="P44">administrative support.</text:p>
        </text:list-item>
      </text:list>
      <text:list text:style-name="WW8Num50">
        <text:list-item text:start-value="1">
          <text:p text:style-name="P46">Use a separate line item for each type of resource in each activity budget.</text:p>
        </text:list-item>
      </text:list>
      <text:h text:style-name="P20" text:outline-level="2">Plano de acompanhamento</text:h>
      <text:h text:style-name="P21" text:outline-level="3">Plano de controle de requisitos</text:h>
      <text:list text:style-name="WW8Num50">
        <text:list-item text:start-value="1">
          <text:p text:style-name="P43">Specify the process for measuring, reporting and controlling changes to the project requirements.</text:p>
        </text:list-item>
        <text:list-item>
          <text:p text:style-name="P43">Specify the processes to be used in assessing the impact of requirements changes on product scope and quality, and the impacts of requirements changes on project schedule, budget, resources and risk factors.</text:p>
        </text:list-item>
        <text:list-item>
          <text:p text:style-name="P43">In the configuration management processes, specify change control procedures and the formation and use of a change control board.</text:p>
        </text:list-item>
        <text:list-item>
          <text:p text:style-name="P46">In the processes for requirements management, include traceability, prototyping and modeling, impact analysis and reviews.</text:p>
        </text:list-item>
      </text:list>
      <text:h text:style-name="P21" text:outline-level="3">Plano de controle de cronograma</text:h>
      <text:list text:style-name="WW8Num50">
        <text:list-item text:start-value="1">
          <text:p text:style-name="P43">Specify the schedule control activities by identifying the processes to be used for the following purposes:</text:p>
        </text:list-item>
      </text:list>
      <text:list text:style-name="WW8Num52">
        <text:list-item text:start-value="1">
          <text:p text:style-name="P44">to measure the progress of work completed at the major and minor project milestones,</text:p>
        </text:list-item>
        <text:list-item>
          <text:p text:style-name="P44">to compare actual progress to planned progress, and</text:p>
        </text:list-item>
        <text:list-item>
          <text:p text:style-name="P45">to implement corrective action when actual progress does not conform to planned progress.</text:p>
        </text:list-item>
      </text:list>
      <text:list text:style-name="WW8Num50">
        <text:list-item text:start-value="1">
          <text:p text:style-name="P43">Specify the methods and tools that will be used to measure and control schedule progress.</text:p>
        </text:list-item>
        <text:list-item>
          <text:p text:style-name="P46">Identify the objective criteria that will be used to measure the scope and quality of work completed at each milestone, and hence to assess the achievement of each schedule milestone.</text:p>
        </text:list-item>
      </text:list>
      <text:h text:style-name="P21" text:outline-level="3">Plano de controle de orçamento</text:h>
      <text:list text:style-name="WW8Num50">
        <text:list-item text:start-value="1">
          <text:p text:style-name="P43">Specify the budget control activities by identifying the processes to be used for the following purposes:</text:p>
        </text:list-item>
      </text:list>
      <text:list text:style-name="WW8Num52">
        <text:list-item text:start-value="1">
          <text:p text:style-name="P44">to measure the cost of work completed,</text:p>
        </text:list-item>
        <text:list-item>
          <text:p text:style-name="P44">to compare the actual cost to the planned and budgeted costs, and</text:p>
        </text:list-item>
        <text:list-item>
          <text:p text:style-name="P45">to implement corrective action when the actual cost does not conform to the budgeted cost.</text:p>
        </text:list-item>
      </text:list>
      <text:list text:style-name="WW8Num50">
        <text:list-item text:start-value="1">
          <text:p text:style-name="P43">Specify when cost reporting will be done in the project schedule.</text:p>
        </text:list-item>
        <text:list-item>
          <text:p text:style-name="P43">Specify the methods and tools that will be used to track the project cost.</text:p>
        </text:list-item>
        <text:list-item>
          <text:p text:style-name="P43">Identify the schedule milestones and objective indicators that will be used to assess the scope and quality of the work completed at those milestones.</text:p>
        </text:list-item>
        <text:list-item>
          <text:p text:style-name="P46">Specify the use of a mechanism such as earned value tracking to report the budget and schedule plan, schedule progress, and the cost of work completed.</text:p>
        </text:list-item>
      </text:list>
      <text:h text:style-name="P21" text:outline-level="3">Plano de controle de qualidade</text:h>
      <text:list text:style-name="WW8Num50">
        <text:list-item text:start-value="1">
          <text:p text:style-name="P43">Specify the processes to be used to measure and control the quality of the work and the resulting work products.</text:p>
        </text:list-item>
        <text:list-item>
          <text:p text:style-name="P46">Specify the use of quality control processes such as Garantia da Qualidade of conformance to work processes, verification and validation, joint reviews, audits and process assessment.</text:p>
        </text:list-item>
      </text:list>
      <text:h text:style-name="P21" text:outline-level="3">Plano de divulgação</text:h>
      <text:list text:style-name="WW8Num50">
        <text:list-item text:start-value="1">
          <text:p text:style-name="P43">Specify the reporting mechanisms, report formats and information flows to be used in communicating the status of requirements, schedule, budget, quality, and other desired or required status metrics within the project and to entities external to the project.</text:p>
        </text:list-item>
        <text:list-item>
          <text:p text:style-name="P43">Specify the methods, tools and techniques of communication.</text:p>
        </text:list-item>
        <text:list-item>
          <text:p text:style-name="P46">Specify a frequency and detail of communications related to project management and metrics measurement that is consistent with the project scope, criticality, risk and visibility.</text:p>
        </text:list-item>
      </text:list>
      <text:h text:style-name="P21" text:outline-level="3">Plano de coleta de métricas do projeto</text:h>
      <text:list text:style-name="WW8Num50">
        <text:list-item text:start-value="1">
          <text:p text:style-name="P43">Specify the methods, tools, and techniques to be used in collecting and retaining project metrics.</text:p>
        </text:list-item>
        <text:list-item>
          <text:p text:style-name="P43">Specify the following metrics process information:</text:p>
        </text:list-item>
      </text:list>
      <text:list text:style-name="WW8Num52">
        <text:list-item text:start-value="1">
          <text:p text:style-name="P44">identification of the metrics to be collected,</text:p>
        </text:list-item>
        <text:list-item>
          <text:p text:style-name="P44">frequency of collection, and</text:p>
        </text:list-item>
        <text:list-item>
          <text:p text:style-name="P48">processes for validating, analyzing, and reporting the metrics.</text:p>
        </text:list-item>
      </text:list>
      <text:h text:style-name="P20" text:outline-level="2">Plano de gerência de requisitos</text:h>
      <text:list text:style-name="WW8Num44">
        <text:list-item text:start-value="1">
          <text:p text:style-name="P33">Specify the risk management plan for identifying, analyzing, and prioritizing project risk factors.</text:p>
        </text:list-item>
        <text:list-item>
          <text:p text:style-name="P33">Specify plans for assessing initial risk factors and for the ongoing identification, assessment, and mitigation of risk factors throughout the life cycle of the project.</text:p>
        </text:list-item>
        <text:list-item>
          <text:p text:style-name="P33">Describe the following:</text:p>
        </text:list-item>
      </text:list>
      <text:list text:style-name="WW8Num68">
        <text:list-item text:start-value="1">
          <text:p text:style-name="P49">procedures for contingency planning,</text:p>
        </text:list-item>
        <text:list-item>
          <text:p text:style-name="P49">procedures for tracking the various risk factors,</text:p>
        </text:list-item>
        <text:list-item>
          <text:p text:style-name="P49">procedures for evaluating changes in the levels of the risk factors and responding to changes in the levels of the risk factors,</text:p>
        </text:list-item>
        <text:list-item>
          <text:p text:style-name="P49">risk management work activities,</text:p>
        </text:list-item>
        <text:list-item>
          <text:p text:style-name="P49">procedures and schedules for performing risk management work activities,</text:p>
        </text:list-item>
        <text:list-item>
          <text:p text:style-name="P49">risk documentation and reporting requirements,</text:p>
        </text:list-item>
        <text:list-item>
          <text:p text:style-name="P49">organizations and personnel responsible for performing specific risk management activities, and</text:p>
        </text:list-item>
        <text:list-item>
          <text:p text:style-name="P50">procedures for communicating risks and risk status among the various customer, project and subcontractor organizations.</text:p>
        </text:list-item>
      </text:list>
      <text:list text:style-name="WW8Num44">
        <text:list-item text:start-value="1">
          <text:p text:style-name="P33">Identify and describe the applicable impact of any of the following risk factors:</text:p>
        </text:list-item>
      </text:list>
      <text:list text:style-name="WW8Num68">
        <text:list-item text:start-value="1">
          <text:p text:style-name="P49">risks in the customer‑project relationship,</text:p>
        </text:list-item>
        <text:list-item>
          <text:p text:style-name="P49">contractual risks,</text:p>
        </text:list-item>
        <text:list-item>
          <text:p text:style-name="P49">technological risks,</text:p>
        </text:list-item>
        <text:list-item>
          <text:p text:style-name="P49">risks caused by the size and complexity of the product,</text:p>
        </text:list-item>
        <text:list-item>
          <text:p text:style-name="P49">risks in the development and target environments,</text:p>
        </text:list-item>
        <text:list-item>
          <text:p text:style-name="P49">risks in personnel acquisition, skill levels and retention</text:p>
        </text:list-item>
        <text:list-item>
          <text:p text:style-name="P49">risks to schedule and budget, and</text:p>
        </text:list-item>
        <text:list-item>
          <text:p text:style-name="P51">risks in achieving customer acceptance of the deliverables.</text:p>
        </text:list-item>
      </text:list>
      <text:h text:style-name="P20" text:outline-level="2">Plano de fechamento do projeto</text:h>
      <text:list text:style-name="WW8Num44">
        <text:list-item text:start-value="1">
          <text:p text:style-name="P33">Identify the plans necessary to ensure orderly closeout of the IM/IT project.</text:p>
        </text:list-item>
        <text:list-item>
          <text:p text:style-name="P33">Specify the following:</text:p>
        </text:list-item>
      </text:list>
      <text:list text:style-name="WW8Num68">
        <text:list-item text:start-value="1">
          <text:p text:style-name="P49">a staff reassignment plan</text:p>
        </text:list-item>
        <text:list-item>
          <text:p text:style-name="P49">a process for archiving project materials,</text:p>
        </text:list-item>
        <text:list-item>
          <text:p text:style-name="P49">a process for capturing project metrics in the business projects database,</text:p>
        </text:list-item>
        <text:list-item>
          <text:p text:style-name="P49">a process for post‑mortem debriefings of project personnel, and</text:p>
        </text:list-item>
        <text:list-item>
          <text:p text:style-name="P51">a plan for preparation of a final report to include lessons learned and an analysis of project objectives achieved.</text:p>
        </text:list-item>
      </text:list>
      <text:h text:style-name="P38" text:outline-level="1">Planos de processos técnicos</text:h>
      <text:h text:style-name="P20" text:outline-level="2">Modelo de processo</text:h>
      <text:list text:style-name="WW8Num44">
        <text:list-item text:start-value="1">
          <text:p text:style-name="P33">Define the relationships among major project work activities and supporting processes.</text:p>
        </text:list-item>
        <text:list-item>
          <text:p text:style-name="P33">Describe the flow of information and work products among activities and functions.</text:p>
        </text:list-item>
        <text:list-item>
          <text:p text:style-name="P33">Specify the timing of work products to be generated.</text:p>
        </text:list-item>
        <text:list-item>
          <text:p text:style-name="P33">Identify the reviews to be conducted.</text:p>
        </text:list-item>
        <text:list-item>
          <text:p text:style-name="P33">Specify the major milestones to be achieved.</text:p>
        </text:list-item>
        <text:list-item>
          <text:p text:style-name="P33">Define the baselines to be established.</text:p>
        </text:list-item>
        <text:list-item>
          <text:p text:style-name="P33">Identify the project deliverable to be completed.</text:p>
        </text:list-item>
        <text:list-item>
          <text:p text:style-name="P33">Specify the required approvals within the duration of the project.</text:p>
        </text:list-item>
        <text:list-item>
          <text:p text:style-name="P33">In the process model for the project, include project initiation and project termination activities.</text:p>
        </text:list-item>
        <text:list-item>
          <text:p text:style-name="P33">Use a combination of graphical and textual notations to describe the project process model.</text:p>
        </text:list-item>
        <text:list-item>
          <text:p text:style-name="P34">Indicate any tailoring of your organization's standard process model for a project.</text:p>
        </text:list-item>
      </text:list>
      <text:h text:style-name="P20" text:outline-level="2">Métodos, ferramentas e técnicas</text:h>
      <text:list text:style-name="WW8Num44">
        <text:list-item text:start-value="1">
          <text:p text:style-name="P52">Specify the development methodologies, programming languages and other notations, and the processes, tools and techniques to be used to specify, design, build, test, integrate, document, deliver, modify and maintain the project deliverable and non‑deliverable work products.</text:p>
        </text:list-item>
        <text:list-item>
          <text:p text:style-name="P53">Specify the technical standards, policies, and procedures governing development and/or modification of the work products.</text:p>
        </text:list-item>
      </text:list>
      <text:h text:style-name="P20" text:outline-level="2">Plano de infra-estrutura</text:h>
      <text:list text:style-name="WW8Num44">
        <text:list-item text:start-value="1">
          <text:p text:style-name="P34">Specify the plan for establishing and maintaining the development environment (hardware, operating system, network and software), and the policies, procedures, standards, and facilities required to conduct the IM/IT project. These resources may include workstations, local area networks, software tools for analysis, design implementations, testing, and project management, desks, office space, and provisions for physical security, administrative personnel, and janitorial services.</text:p>
        </text:list-item>
      </text:list>
      <text:h text:style-name="P20" text:outline-level="2">Plano de aceitação do produto</text:h>
      <text:list text:style-name="WW8Num44">
        <text:list-item text:start-value="1">
          <text:p text:style-name="P33">Specify the plan for customer acceptance of the deliverables generated by the IM/IT project.</text:p>
        </text:list-item>
        <text:list-item>
          <text:p text:style-name="P33">Specify objective criteria for determining acceptability of the deliverables.</text:p>
        </text:list-item>
        <text:list-item>
          <text:p text:style-name="P33">Reference a formal agreement of the acceptance criteria signed by representatives of theIM/ITorganization and the customer.</text:p>
        </text:list-item>
        <text:list-item>
          <text:p text:style-name="P34">Specify any technical processes, methods, or tools required for deliverable acceptance, such as testing, demonstration, analysis and inspection.</text:p>
        </text:list-item>
      </text:list>
      <text:h text:style-name="P38" text:outline-level="1">Planos de processos de suporte</text:h>
      <text:h text:style-name="P20" text:outline-level="2">Plano de gerência de configuração</text:h>
      <text:list text:style-name="WW8Num44">
        <text:list-item text:start-value="1">
          <text:p text:style-name="P33">Specify or reference the configuration management plan for the IM/IT project, providing the information identified in the following lines.</text:p>
        </text:list-item>
        <text:list-item>
          <text:p text:style-name="P33">Specify the methods that will be used to perform the following activities:</text:p>
        </text:list-item>
      </text:list>
      <text:list text:style-name="WW8Num68">
        <text:list-item text:start-value="1">
          <text:p text:style-name="P49">configuration identification,</text:p>
        </text:list-item>
        <text:list-item>
          <text:p text:style-name="P49">configuration control,</text:p>
        </text:list-item>
        <text:list-item>
          <text:p text:style-name="P49">status accounting,</text:p>
        </text:list-item>
        <text:list-item>
          <text:p text:style-name="P49">evaluation, and</text:p>
        </text:list-item>
        <text:list-item>
          <text:p text:style-name="P50">release management.</text:p>
        </text:list-item>
      </text:list>
      <text:list text:style-name="WW8Num44">
        <text:list-item text:start-value="1">
          <text:p text:style-name="P33">Specify the processes of configuration management including procedures for the following activities:</text:p>
        </text:list-item>
      </text:list>
      <text:list text:style-name="WW8Num68">
        <text:list-item text:start-value="1">
          <text:p text:style-name="P49">initial baselining of work products,</text:p>
        </text:list-item>
        <text:list-item>
          <text:p text:style-name="P49">logging and analysis of change requests,</text:p>
        </text:list-item>
        <text:list-item>
          <text:p text:style-name="P49">change control board procedures,</text:p>
        </text:list-item>
        <text:list-item>
          <text:p text:style-name="P49">tracking of changes in progress, and</text:p>
        </text:list-item>
        <text:list-item>
          <text:p text:style-name="P50">procedures for notification of concerned parties when baselines are established or changed.</text:p>
        </text:list-item>
      </text:list>
      <text:list text:style-name="WW8Num44">
        <text:list-item text:start-value="1">
          <text:p text:style-name="P34">Identify the automated configuration management tools used to support the configuration management process.</text:p>
        </text:list-item>
      </text:list>
      <text:h text:style-name="P20" text:outline-level="2">Plano de validação e verificação</text:h>
      <text:list text:style-name="WW8Num44">
        <text:list-item text:start-value="1">
          <text:p text:style-name="P33">Specify or reference the verification and validation plan for the IM/IT project, providing the information identified in the following lines.</text:p>
        </text:list-item>
        <text:list-item>
          <text:p text:style-name="P33">Specify the scope, tools, techniques and responsibilities for the verification and validation work activities.</text:p>
        </text:list-item>
        <text:list-item>
          <text:p text:style-name="P33">Specify the organizational relationships and degrees of independence between development activities and verification and validation activities.</text:p>
        </text:list-item>
        <text:list-item>
          <text:p text:style-name="P33">Specify the use of verification techniques such as traceability, milestone reviews, progress reviews, peer reviews, prototyping, simulation and modeling.</text:p>
        </text:list-item>
        <text:list-item>
          <text:p text:style-name="P33">Specify the use of validation techniques such as testing, demonstration, analysis and inspection.</text:p>
        </text:list-item>
        <text:list-item>
          <text:p text:style-name="P34">Identify the automated tools to be used in verification and validation.</text:p>
        </text:list-item>
      </text:list>
      <text:h text:style-name="P20" text:outline-level="2">Plano de documentação</text:h>
      <text:list text:style-name="WW8Num44">
        <text:list-item text:start-value="1">
          <text:p text:style-name="P33">Specify the plans for generating non‑deliverable and deliverable project documentation.</text:p>
        </text:list-item>
        <text:list-item>
          <text:p text:style-name="P33">Specify the organizational entities responsible for providing input information, and for generating and reviewing the project documentation.</text:p>
        </text:list-item>
        <text:list-item>
          <text:p text:style-name="P33">Specify the following information or object identification:</text:p>
        </text:list-item>
      </text:list>
      <text:list text:style-name="WW8Num68">
        <text:list-item text:start-value="1">
          <text:p text:style-name="P49">list of documents to be prepared,</text:p>
        </text:list-item>
        <text:list-item>
          <text:p text:style-name="P49">controlling template or standard for each document,</text:p>
        </text:list-item>
        <text:list-item>
          <text:p text:style-name="P49">who will prepare each document,</text:p>
        </text:list-item>
        <text:list-item>
          <text:p text:style-name="P49">who will review each document,</text:p>
        </text:list-item>
        <text:list-item>
          <text:p text:style-name="P49">due Datas for review copies,</text:p>
        </text:list-item>
        <text:list-item>
          <text:p text:style-name="P49">due Datas for initial baseline Versãos, and</text:p>
        </text:list-item>
        <text:list-item>
          <text:p text:style-name="P51">a distribution list for review copies and baseline Versãos and quantities required</text:p>
        </text:list-item>
      </text:list>
      <text:h text:style-name="P20" text:outline-level="2">Plano de garantia da qualidade</text:h>
      <text:list text:style-name="WW8Num44">
        <text:list-item text:start-value="1">
          <text:p text:style-name="P33">Specify or reference the Garantia da Qualidade plan for the IM/IT project, containing the information identified in the following lines.</text:p>
        </text:list-item>
        <text:list-item>
          <text:p text:style-name="P33">Specify the plans for assuring that the IM/IT project fulfills its commitments to the IM/IT process and the IM/IT product as specified in the requirements specification, the IM/IT Project Management Plan, supporting plans and any standards, procedures, or guidelines to which the process or the product must adhere.</text:p>
        </text:list-item>
        <text:list-item>
          <text:p text:style-name="P33">As applicable, specify the Garantia da Qualidade procedures to be used, such as analysis, inspection, review, audit, and assessment.</text:p>
        </text:list-item>
        <text:list-item>
          <text:p text:style-name="P34">Indicate the relationship among the Garantia da Qualidade, verification and validation, review, audit, configuration management, system engineering, and assessment processes.</text:p>
        </text:list-item>
      </text:list>
      <text:h text:style-name="P20" text:outline-level="2">Plano de auditorias e revisões</text:h>
      <text:list text:style-name="WW8Num44">
        <text:list-item text:start-value="1">
          <text:p text:style-name="P33">Specify the schedule, resources, and processes, and procedures to be used in conducting project reviews and audits.</text:p>
        </text:list-item>
        <text:list-item>
          <text:p text:style-name="P33">Specify the plans for joint customer‑project reviews, management progress reviews, developer peer reviews, Garantia da Qualidade audits, and customer‑conducted reviews and audits.</text:p>
        </text:list-item>
        <text:list-item>
          <text:p text:style-name="P34">List the external agencies that approve or regulate any project deliverable.</text:p>
        </text:list-item>
      </text:list>
      <text:h text:style-name="P20" text:outline-level="2">Plano de resolução de problemas</text:h>
      <text:list text:style-name="WW8Num44">
        <text:list-item text:start-value="1">
          <text:p text:style-name="P33">Specify the resources, methods, tools, techniques and procedures to be used in reporting, analyzing, prioritizing and processing IM/IT problem reports generated during the project.</text:p>
        </text:list-item>
        <text:list-item>
          <text:p text:style-name="P33">Indicate the roles of development, configuration management, the change control board, and verification and validation in problem resolution work activities.</text:p>
        </text:list-item>
        <text:list-item>
          <text:p text:style-name="P34">Provide for separate tracking of effort expended on problem reporting, analysis and resolution, so that rework can be tracked and process improvement accomplished.</text:p>
        </text:list-item>
      </text:list>
      <text:h text:style-name="P20" text:outline-level="2">Planos de gerência de subcontratados</text:h>
      <text:list text:style-name="WW8Num44">
        <text:list-item text:start-value="1">
          <text:p text:style-name="P33">Specify or reference the plans for selecting and managing any subcontractors that may participate in or contribute to the IM/IT project.</text:p>
        </text:list-item>
        <text:list-item>
          <text:p text:style-name="P33">Specify the criteria for selecting subcontractors.</text:p>
        </text:list-item>
        <text:list-item>
          <text:p text:style-name="P33">Generate a separate management plan for each subcontract, using a tailored Versão of this Plano de Projeto, and include all items necessary to ensure successful completion of each subcontract as follows:</text:p>
        </text:list-item>
      </text:list>
      <text:list text:style-name="WW8Num68">
        <text:list-item text:start-value="1">
          <text:p text:style-name="P49">requirements management,</text:p>
        </text:list-item>
        <text:list-item>
          <text:p text:style-name="P49">monitoring of technical progress,</text:p>
        </text:list-item>
        <text:list-item>
          <text:p text:style-name="P49">schedule and budget control</text:p>
        </text:list-item>
        <text:list-item>
          <text:p text:style-name="P49">product acceptance criteria,</text:p>
        </text:list-item>
        <text:list-item>
          <text:p text:style-name="P49">risk management procedures,</text:p>
        </text:list-item>
        <text:list-item>
          <text:p text:style-name="P49">additional topics as needed to ensure successful completion of the subcontract, and</text:p>
        </text:list-item>
        <text:list-item>
          <text:p text:style-name="P51">a reference to the official subcontract and subcontractor/prime contractor points of contact.</text:p>
        </text:list-item>
      </text:list>
      <text:h text:style-name="P20" text:outline-level="2">Plano de melhoria de processo</text:h>
      <text:list text:style-name="WW8Num44">
        <text:list-item text:start-value="1">
          <text:p text:style-name="P33">Specify the plans for periodically assessing the project, for determining areas for improvement, and for implementing the improvement plans.</text:p>
        </text:list-item>
        <text:list-item>
          <text:p text:style-name="P33">Ensure that the process improvement plan is closely related to the problem resolution plan.</text:p>
        </text:list-item>
        <text:list-item>
          <text:p text:style-name="P34">Include in the improvement plan, a process to identify the project processes that can be improved without serious disruption to an ongoing project, and to identify the project processes that can best be improved by process improvement initiatives at the organizational level.</text:p>
        </text:list-item>
      </text:list>
      <text:h text:style-name="P38" text:outline-level="1">Planos adicionais</text:h>
      <text:list text:style-name="WW8Num44">
        <text:list-item text:start-value="1">
          <text:p text:style-name="P33">Specify or reference any additional plans required to satisfy product requirements and contractual terms, which may include:</text:p>
        </text:list-item>
      </text:list>
      <text:list text:style-name="WW8Num68">
        <text:list-item text:start-value="1">
          <text:p text:style-name="P49">plans for assuring that safety, privacy, and security requirements are met,</text:p>
        </text:list-item>
        <text:list-item>
          <text:p text:style-name="P49">special facilities or equipment specification,</text:p>
        </text:list-item>
        <text:list-item>
          <text:p text:style-name="P49">product installation plans,</text:p>
        </text:list-item>
        <text:list-item>
          <text:p text:style-name="P49">user training plans,</text:p>
        </text:list-item>
        <text:list-item>
          <text:p text:style-name="P49">integration plans,</text:p>
        </text:list-item>
        <text:list-item>
          <text:p text:style-name="P49">data conVersão plans,</text:p>
        </text:list-item>
        <text:list-item>
          <text:p text:style-name="P49">system transition plans,</text:p>
        </text:list-item>
        <text:list-item>
          <text:p text:style-name="P49">product maintenance plans, or</text:p>
        </text:list-item>
        <text:list-item>
          <text:p text:style-name="P51">product support plans.</text:p>
        </text:list-item>
      </text:list>
      <text:p text:style-name="P2"/>
      <text:p text:style-name="P2"/>
      <text:p text:style-name="P54">Anexo A</text:p>
      <text:p text:style-name="P54">Anexo B</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fo:text-align="justify" style:justify-single-word="false" fo:orphans="2" fo:widows="2" style:writing-mode="lr-tb"/>
      <style:text-properties style:use-window-font-color="true" style:font-name="Times New Roman" fo:font-size="10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text-indent="0cm" style:auto-text-indent="false" fo:break-before="auto" fo:break-after="auto" style:shadow="none" fo:keep-with-next="always"/>
      <style:text-properties fo:color="#000000" style:font-name="Arial"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cm" fo:margin-bottom="0.318cm" fo:text-indent="0cm" style:auto-text-indent="false" fo:keep-with-next="always"/>
      <style:text-properties style:font-name="Arial"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cm" fo:margin-bottom="0.212cm"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 fo:font-size="10pt" style:font-size-asian="10pt"/>
    </style:style>
    <style:style style:name="Footer" style:family="paragraph" style:parent-style-name="Standard" style:class="extra">
      <style:paragraph-properties fo:margin-top="0cm" fo:margin-bottom="0cm"/>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 fo:font-size="10pt" fo:font-weight="bold" style:font-size-asian="10pt" style:font-weight-asian="bold"/>
    </style:style>
    <style:style style:name="WW8Num3z0" style:family="text">
      <style:text-properties style:font-name="Arial" fo:font-size="10pt" fo:font-weight="bold" style:font-size-asian="10pt" style:font-weight-asian="bold"/>
    </style:style>
    <style:style style:name="WW8Num4z0" style:family="text">
      <style:text-properties style:font-name="Arial" fo:font-size="10pt" fo:font-weight="bold" style:font-size-asian="10pt" style:font-weight-asian="bold"/>
    </style:style>
    <style:style style:name="WW8Num6z0" style:family="text">
      <style:text-properties style:font-name="Arial"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 fo:font-size="10pt" style:font-size-asian="10pt"/>
    </style:style>
    <style:style style:name="WW8Num16z0" style:family="text">
      <style:text-properties style:font-name="Arial" fo:font-size="10pt" style:font-size-asian="10pt"/>
    </style:style>
    <style:style style:name="WW8Num23z0" style:family="text">
      <style:text-properties style:font-name="Arial" fo:font-size="10pt" style:font-size-asian="10pt"/>
    </style:style>
    <style:style style:name="WW8Num25z0" style:family="text">
      <style:text-properties style:font-name="Arial" fo:font-size="10pt" style:font-size-asian="10pt"/>
    </style:style>
    <style:style style:name="WW8Num28z0" style:family="text">
      <style:text-properties style:font-name="Arial" fo:font-size="10pt" fo:font-weight="bold" style:font-size-asian="10pt" style:font-weight-asian="bold"/>
    </style:style>
    <style:style style:name="WW8Num30z0" style:family="text">
      <style:text-properties style:font-name="Arial" fo:font-size="10pt" style:font-size-asian="10pt"/>
    </style:style>
    <style:style style:name="WW8Num35z0" style:family="text">
      <style:text-properties style:font-name="Arial" fo:font-size="10pt" style:font-size-asian="10pt"/>
    </style:style>
    <style:style style:name="WW8Num39z0" style:family="text">
      <style:text-properties style:font-name="Arial"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 fo:font-size="14pt" fo:font-style="normal" fo:font-weight="bold" style:font-size-asian="14pt" style:font-style-asian="normal" style:font-weight-asian="bold"/>
    </style:style>
    <style:style style:name="WW8Num69z1" style:family="text">
      <style:text-properties style:font-name="Arial"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 fo:font-size="14pt" fo:font-style="normal" fo:font-weight="bold" style:font-size-asian="14pt" style:font-style-asian="normal" style:font-weight-asian="bold"/>
    </style:style>
    <style:style style:name="WW8Num71z1" style:family="text">
      <style:text-properties style:font-name="Arial"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space-before="0.762cm" text:min-label-width="0.762cm"/>
      </text:outline-level-style>
      <text:outline-level-style text:level="3" style:num-format="1" text:display-levels="3">
        <style:list-level-properties text:space-before="1.524cm" text:min-label-width="0.762cm"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7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5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4" style:family="paragraph" style:parent-style-name="Header">
      <style:paragraph-properties style:snap-to-layout-grid="false"/>
      <style:text-properties fo:font-size="8pt" style:font-size-asian="8pt"/>
    </style:style>
    <style:style style:name="P5" style:family="paragraph" style:parent-style-name="Header">
      <style:paragraph-properties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0.999cm" fo:page-height="29.699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0.999cm" fo:page-height="29.699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2</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2</text:page-number></text:span></text:p>
      </style:footer>
    </style:master-page>
    <style:master-page style:name="Converter_20_4" style:display-name="Converter 4" style:page-layout-name="pm5">
      <style:header>
        <text:p text:style-name="P2">Plano de Projeto<text:tab/>Escola</text:p>
      </style:header>
      <style:footer>
        <text:p text:style-name="P3"/>
      </style:footer>
    </style:master-page>
    <style:master-page style:name="Converter_20_5" style:display-name="Converter 5" style:page-layout-name="pm5">
      <style:header>
        <text:p text:style-name="P2">Plano de Projeto<text:tab/></text:p>
      </style:header>
      <style:footer>
        <text:p text:style-name="P3"/>
      </style:footer>
    </style:master-page>
    <style:master-page style:name="Converter_20_6" style:display-name="Converter 6" style:page-layout-name="pm6">
      <style:header>
        <text:p text:style-name="P2">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4">Escola</text:p>
            </table:table-cell>
            <table:table-cell table:style-name="Tabela9.A1" office:value-type="string">
              <text:p text:style-name="P5"><text:span text:style-name="T1">05/03/2007</text:span><text:span text:style-name="T2"> </text:span></text:p>
            </table:table-cell>
            <table:table-cell table:style-name="Tabela9.A1" office:value-type="string">
              <text:p text:style-name="P4">Revisão 0.1</text:p>
            </table:table-cell>
            <table:table-cell table:style-name="Tabela9.D1" office:value-type="string">
              <text:p text:style-name="P5"><text:span text:style-name="T3">Página </text:span><text:span text:style-name="T4"><text:page-number text:select-page="current">12</text:page-number></text:span></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a a</dc:creator>
    <dc:date>2007-03-05T13:33:22</dc:date>
    <meta:print-date>1999-08-25T13:41:00</meta:print-date>
    <meta:keyword>management plans</meta:keyword>
    <meta:keyword>software project management plans</meta:keyword>
    <meta:keyword>IT project management plans</meta:keyword>
    <dc:language>pt-BR</dc:language>
    <meta:editing-cycles>134</meta:editing-cycles>
    <meta:editing-duration>PT9H22M53S</meta:editing-duration>
    <meta:user-defined meta:name="Info 1"/>
    <meta:user-defined meta:name="Info 2"/>
    <meta:user-defined meta:name="Info 3"/>
    <meta:user-defined meta:name="Info 4"/>
    <meta:document-statistic meta:table-count="4" meta:image-count="0" meta:object-count="0" meta:page-count="18" meta:paragraph-count="376" meta:word-count="4165" meta:character-count="28188"/>
  </office:meta>
</office:document-meta>
</file>